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2" style:family="paragraph" style:parent-style-name="Text_20_body" style:list-style-name="L2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3" style:family="paragraph" style:parent-style-name="Text_20_body" style:list-style-name="L3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4" style:family="paragraph" style:parent-style-name="Text_20_body" style:list-style-name="L4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5" style:family="paragraph" style:parent-style-name="Text_20_body" style:list-style-name="L5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6" style:family="paragraph" style:parent-style-name="Text_20_body" style:list-style-name="L6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7" style:family="paragraph" style:parent-style-name="Text_20_body" style:list-style-name="L7">
      <style:paragraph-properties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8" style:family="paragraph" style:parent-style-name="Text_20_body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9" style:family="paragraph" style:parent-style-name="Text_20_body">
      <style:paragraph-properties fo:margin-left="0in" fo:margin-right="0in" fo:widows="1" fo:text-indent="0in" style:auto-text-indent="false"/>
      <style:text-properties fo:font-variant="normal" fo:text-transform="none" fo:color="#000000" style:font-name="Helvetica Neue" fo:font-size="11.25pt" fo:letter-spacing="normal" fo:font-style="normal" fo:font-weight="bold"/>
    </style:style>
    <style:style style:name="P10" style:family="paragraph" style:parent-style-name="Text_20_body" style:list-style-name="L1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1" style:family="paragraph" style:parent-style-name="Text_20_body" style:list-style-name="L2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2" style:family="paragraph" style:parent-style-name="Text_20_body" style:list-style-name="L3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3" style:family="paragraph" style:parent-style-name="Text_20_body" style:list-style-name="L4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4" style:family="paragraph" style:parent-style-name="Text_20_body" style:list-style-name="L5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5" style:family="paragraph" style:parent-style-name="Text_20_body" style:list-style-name="L6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6" style:family="paragraph" style:parent-style-name="Text_20_body" style:list-style-name="L7">
      <style:paragraph-properties fo:margin-top="0in" fo:margin-bottom="0in" loext:contextual-spacing="false" style:line-height-at-least="0.2291in" fo:widows="1"/>
      <style:text-properties fo:font-variant="normal" fo:text-transform="none" fo:color="#000000" style:font-name="Helvetica Neue" fo:font-size="11.25pt" fo:letter-spacing="normal" fo:font-style="normal" fo:font-weight="normal"/>
    </style:style>
    <style:style style:name="P17" style:family="paragraph" style:parent-style-name="Heading_20_4">
      <style:paragraph-properties fo:margin-left="0in" fo:margin-right="0in" style:line-height-at-least="0.2291in" fo:widows="1" fo:text-indent="0in" style:auto-text-indent="false"/>
      <style:text-properties fo:font-variant="normal" fo:text-transform="none" fo:color="#000000" style:font-name="Helvetica Neue" fo:font-size="11.25pt" fo:letter-spacing="normal" fo:font-style="normal"/>
    </style:style>
    <style:style style:name="P18" style:family="paragraph" style:parent-style-name="Heading_20_3">
      <style:text-properties fo:font-variant="normal" fo:text-transform="none" fo:color="#000000" style:font-name="Helvetica Neue" fo:letter-spacing="normal" fo:font-style="normal"/>
    </style:style>
    <style:style style:name="P19" style:family="paragraph" style:parent-style-name="Heading_20_3">
      <style:paragraph-properties fo:margin-left="0in" fo:margin-right="0in" fo:widows="1" fo:text-indent="0in" style:auto-text-indent="false"/>
      <style:text-properties fo:font-variant="normal" fo:text-transform="none" fo:color="#000000" style:font-name="Helvetica Neue" fo:letter-spacing="normal" fo:font-style="normal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3">SUBSTRING SEARCH STUDY GUIDE</text:h>
      <text:p text:style-name="P8"><text:line-break/><text:span text:style-name="T1">Terminology and Basics</text:span></text:p>
      <text:list xml:id="list4474594395021701436" text:style-name="L1">
        <text:list-item>
          <text:p text:style-name="P10">Substring search problem: Find an instance (or all instances) of a query substring of length M in a text string of length N.</text:p>
        </text:list-item>
        <text:list-item>
          <text:p text:style-name="P10">Sustring must be precisely defined (no regular expressions).</text:p>
        </text:list-item>
        <text:list-item>
          <text:p text:style-name="P1">You should be able to manually use a KMP DFA, and you should be able to manually carry out Boyers-Moore and Rabin Karp.</text:p>
        </text:list-item>
      </text:list>
      <text:p text:style-name="P9">KMP</text:p>
      <text:list xml:id="list732970228798284304" text:style-name="L2">
        <text:list-item>
          <text:p text:style-name="P11">How do you construct the DFA?</text:p>
        </text:list-item>
        <text:list-item>
          <text:p text:style-name="P11">How much time does it take if you re-simulate every time you have a mismatch? It's ok if you don't fully understand the linear time construction process.</text:p>
        </text:list-item>
        <text:list-item>
          <text:p text:style-name="P2">What is the best-case running time for DFA construction and DFA simulation? The worst-case running time?</text:p>
        </text:list-item>
      </text:list>
      <text:p text:style-name="P9">Boyer-Moore</text:p>
      <text:list xml:id="list2944093912521653557" text:style-name="L3">
        <text:list-item>
          <text:p text:style-name="P12">What is the mismatched character heuristic? Why do we use the rightmost character?</text:p>
        </text:list-item>
        <text:list-item>
          <text:p text:style-name="P12">Why is the mismatched character heuristic strictly suboptimal? Why do we use it then -- because the basic idea is very similar to KMP and you'll learn it if you ever really need to.</text:p>
        </text:list-item>
        <text:list-item>
          <text:p text:style-name="P12">What is the best-case running time? The worst-case running time?</text:p>
        </text:list-item>
        <text:list-item>
          <text:p text:style-name="P3">Which inputs result in best and worst case performance?</text:p>
        </text:list-item>
      </text:list>
      <text:p text:style-name="P9">Rabin Karp</text:p>
      <text:list xml:id="list8273963987045342762" text:style-name="L4">
        <text:list-item>
          <text:p text:style-name="P13">If we know mod(ABCDEFG, R), how do we compute mod(BCDEFGH, R) in constant time (where A through H are arbitrary digits of a number from some alphabet of radix R)?</text:p>
        </text:list-item>
        <text:list-item>
          <text:p text:style-name="P13">What are the Las Vegas and Monte Carlo versions of Rabin-Karp?</text:p>
        </text:list-item>
        <text:list-item>
          <text:p text:style-name="P4">How would we extend Rabin-Karp to efficiently search for any one of P possible patterns in a text of length N? How would this technique compare to using KMP or Boyer-Moore for the same task?</text:p>
        </text:list-item>
      </text:list>
      <text:h text:style-name="P19" text:outline-level="3">Recommended Problems</text:h>
      <text:h text:style-name="P17" text:outline-level="4">C level</text:h>
      <text:list xml:id="list8426671936412477593" text:style-name="L5">
        <text:list-item>
          <text:p text:style-name="P14">Spring 2008 Final, #6</text:p>
        </text:list-item>
        <text:list-item>
          <text:p text:style-name="P14">Fall 2009 Final, #6</text:p>
        </text:list-item>
        <text:list-item>
          <text:p text:style-name="P5">Fall 2012 Final, #10</text:p>
        </text:list-item>
      </text:list>
      <text:h text:style-name="P17" text:outline-level="4">B level</text:h>
      <text:list xml:id="list6550184032311532143" text:style-name="L6">
        <text:list-item>
          <text:p text:style-name="P15">Fall 2009 Final, #5</text:p>
        </text:list-item>
        <text:list-item>
          <text:p text:style-name="P15">Fall 2009 Final, #10 [great problem!]</text:p>
        </text:list-item>
        <text:list-item>
          <text:p text:style-name="P15"><text:soft-page-break/>Fall 2010 Final, #10</text:p>
        </text:list-item>
        <text:list-item>
          <text:p text:style-name="P15">Fall 2011 Final, #6</text:p>
        </text:list-item>
        <text:list-item>
          <text:p text:style-name="P15">Spring 2012 Final, #7</text:p>
        </text:list-item>
        <text:list-item>
          <text:p text:style-name="P15">Fall 2012 Final, #9</text:p>
        </text:list-item>
        <text:list-item>
          <text:p text:style-name="P6">Give an example of when you might want to use KMP? Boyer Moore? Rabin Karp?</text:p>
        </text:list-item>
      </text:list>
      <text:h text:style-name="P17" text:outline-level="4">A level</text:h>
      <text:list xml:id="list6292594782044602620" text:style-name="L7">
        <text:list-item>
          <text:p text:style-name="P16">Fall 2010 Final, #10</text:p>
        </text:list-item>
        <text:list-item>
          <text:p text:style-name="P16">Fall 2012 Final, #14</text:p>
        </text:list-item>
        <text:list-item>
          <text:p text:style-name="P16">Give an example of when you might prefer to use the Monte Carlo version of Rabin Karp over the Las Vegas version.</text:p>
        </text:list-item>
        <text:list-item>
          <text:p text:style-name="P16">Textbook: 5.3.22</text:p>
        </text:list-item>
        <text:list-item>
          <text:p text:style-name="P7">Textbook: 5.3.26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color="#808080"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S</meta:editing-duration>
    <meta:editing-cycles>3</meta:editing-cycles>
    <meta:generator>LibreOffice/4.3.5.2$Windows_x86 LibreOffice_project/3a87456aaa6a95c63eea1c1b3201acedf0751bd5</meta:generator>
    <dc:date>2015-01-20T16:25:35.011000000</dc:date>
    <meta:document-statistic meta:table-count="0" meta:image-count="0" meta:object-count="0" meta:page-count="2" meta:paragraph-count="37" meta:word-count="379" meta:character-count="1999" meta:non-whitespace-character-count="1684"/>
    <meta:user-defined meta:name="Info 1"/>
    <meta:user-defined meta:name="Info 2"/>
    <meta:user-defined meta:name="Info 3"/>
    <meta:user-defined meta:name="Info 4"/>
  </office:meta>
</office:document-meta>
</file>